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1.09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8" table:number-columns-repeated="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CP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number-columns-repeated="2"/>
        </table:table-row>
        <table:table-row table:style-name="ro1"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AC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CP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ACP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CP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9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RR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ERR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5" table:style-name="ce1" office:value-type="string" calcext:value-type="string">
            <text:p>ERR</text:p>
          </table:table-cell>
          <table:table-cell table:style-name="ce3" office:value-type="string" calcext:value-type="string">
            <text:p>ERR</text:p>
          </table:table-cell>
          <table:table-cell table:style-name="ce1" office:value-type="string" calcext:value-type="string">
            <text:p>ERR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CP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ACP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5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CP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4" table:style-name="ce1" office:value-type="string" calcext:value-type="string">
            <text:p>AC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RR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18" table:style-name="ce1" office:value-type="string" calcext:value-type="string">
            <text:p>ERR</text:p>
          </table:table-cell>
          <table:table-cell table:style-name="ce3" office:value-type="string" calcext:value-type="string">
            <text:p>ERR</text:p>
          </table:table-cell>
          <table:table-cell table:style-name="ce1" office:value-type="string" calcext:value-type="string">
            <text:p>ERR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CP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string" calcext:value-type="string">
            <text:p>ACP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RR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number-columns-repeated="6" table:style-name="ce1" office:value-type="string" calcext:value-type="string">
            <text:p>ER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1" table:style-name="ce1" office:value-type="string" calcext:value-type="string">
            <text:p>ERR</text:p>
          </table:table-cell>
          <table:table-cell table:style-name="ce3" office:value-type="string" calcext:value-type="string">
            <text:p>ERR</text:p>
          </table:table-cell>
          <table:table-cell table:style-name="ce1" office:value-type="string" calcext:value-type="string">
            <text:p>ERR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ERR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number-columns-repeated="18" table:style-name="ce1" office:value-type="string" calcext:value-type="string">
            <text:p>ERR</text:p>
          </table:table-cell>
          <table:table-cell table:style-name="ce3" office:value-type="string" calcext:value-type="string">
            <text:p>ERR</text:p>
          </table:table-cell>
          <table:table-cell table:style-name="ce1" office:value-type="string" calcext:value-type="string">
            <text:p>ERR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ACP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number-columns-repeated="18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2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14" table:style-name="ce1" office:value-type="string" calcext:value-type="string">
            <text:p>ACP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number-columns-repeated="3"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2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14" table:style-name="ce1" office:value-type="string" calcext:value-type="string">
            <text:p>ACP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number-columns-repeated="3"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2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14" table:style-name="ce1" office:value-type="string" calcext:value-type="string">
            <text:p>ACP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number-columns-repeated="3"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2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15" table:style-name="ce1" office:value-type="string" calcext:value-type="string">
            <text:p>ERR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 table:style-name="ce1" office:value-type="string" calcext:value-type="string">
            <text:p>ERR</text:p>
          </table:table-cell>
          <table:table-cell table:style-name="ce3" office:value-type="string" calcext:value-type="string">
            <text:p>ERR</text:p>
          </table:table-cell>
          <table:table-cell table:style-name="ce1" office:value-type="string" calcext:value-type="string">
            <text:p>ERR</text:p>
          </table:table-cell>
          <table:table-cell table:style-name="ce4" table:number-columns-repeated="2"/>
        </table:table-row>
        <table:table-row table:style-name="ro1">
          <table:table-cell table:number-columns-repeated="2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15" table:style-name="ce1" office:value-type="string" calcext:value-type="string">
            <text:p>ERR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" table:style-name="ce1" office:value-type="string" calcext:value-type="string">
            <text:p>ERR</text:p>
          </table:table-cell>
          <table:table-cell table:style-name="ce3" office:value-type="string" calcext:value-type="string">
            <text:p>ERR</text:p>
          </table:table-cell>
          <table:table-cell table:style-name="ce1" office:value-type="string" calcext:value-type="string">
            <text:p>ERR</text:p>
          </table:table-cell>
          <table:table-cell table:style-name="ce4" table:number-columns-repeated="2"/>
        </table:table-row>
        <table:table-row table:style-name="ro1">
          <table:table-cell table:number-columns-repeated="2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2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19"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number-columns-repeated="22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number-columns-repeated="20"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RR</text:p>
          </table:table-cell>
          <table:table-cell table:style-name="ce3" office:value-type="string" calcext:value-type="string">
            <text:p>ERR</text:p>
          </table:table-cell>
          <table:table-cell table:style-name="ce1" office:value-type="string" calcext:value-type="string">
            <text:p>ERR</text:p>
          </table:table-cell>
          <table:table-cell table:style-name="ce4" table:number-columns-repeated="2"/>
        </table:table-row>
        <table:table-row table:style-name="ro1">
          <table:table-cell table:number-columns-repeated="20" table:style-name="ce1" office:value-type="string" calcext:value-type="string">
            <text:p>ERR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RR</text:p>
          </table:table-cell>
          <table:table-cell table:style-name="ce3" office:value-type="string" calcext:value-type="string">
            <text:p>ERR</text:p>
          </table:table-cell>
          <table:table-cell table:style-name="ce1" office:value-type="string" calcext:value-type="string">
            <text:p>ERR</text:p>
          </table:table-cell>
          <table:table-cell table:style-name="ce4" table:number-columns-repeated="2"/>
        </table:table-row>
        <table:table-row table:style-name="ro1">
          <table:table-cell table:number-columns-repeated="21" table:style-name="ce1" office:value-type="string" calcext:value-type="string">
            <text:p>ACP</text:p>
          </table:table-cell>
          <table:table-cell table:number-columns-repeated="3" table:style-name="ce3" office:value-type="string" calcext:value-type="string">
            <text:p>ACP</text:p>
          </table:table-cell>
          <table:table-cell table:style-name="ce4" table:number-columns-repeated="2"/>
        </table:table-row>
        <table:table-row table:style-name="ro1">
          <table:table-cell table:number-columns-repeated="12" table:style-name="ce1" office:value-type="string" calcext:value-type="string">
            <text:p>ACP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8" table:style-name="ce1" office:value-type="string" calcext:value-type="string">
            <text:p>ACP</text:p>
          </table:table-cell>
          <table:table-cell table:style-name="ce3" office:value-type="string" calcext:value-type="string">
            <text:p>ACP</text:p>
          </table:table-cell>
          <table:table-cell table:style-name="ce1" office:value-type="string" calcext:value-type="string">
            <text:p>ACP</text:p>
          </table:table-cell>
          <table:table-cell table:number-columns-repeated="2"/>
        </table:table-row>
        <table:table-row table:style-name="ro1">
          <table:table-cell table:number-columns-repeated="21"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4" table:style-name="ce1" office:value-type="string" calcext:value-type="string">
            <text:p>ACP</text:p>
          </table:table-cell>
          <table:table-cell table:number-columns-repeated="2"/>
        </table:table-row>
        <table:table-row table:style-name="ro1">
          <table:table-cell table:number-columns-repeated="13"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"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2"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1"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4" table:style-name="ce1" office:value-type="string" calcext:value-type="string">
            <text:p>ACP</text:p>
          </table:table-cell>
          <table:table-cell table:number-columns-repeated="2"/>
        </table:table-row>
        <table:table-row table:style-name="ro1">
          <table:table-cell table:number-columns-repeated="24" table:style-name="ce1" office:value-type="string" calcext:value-type="string">
            <text:p>ACP</text:p>
          </table:table-cell>
          <table:table-cell table:number-columns-repeated="2"/>
        </table:table-row>
        <table:table-row table:style-name="ro1">
          <table:table-cell table:number-columns-repeated="14" table:style-name="ce1" office:value-type="string" calcext:value-type="string">
            <text:p>ACP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9" table:style-name="ce1" office:value-type="string" calcext:value-type="string">
            <text:p>ACP</text:p>
          </table:table-cell>
          <table:table-cell table:number-columns-repeated="2"/>
        </table:table-row>
        <table:table-row table:style-name="ro1">
          <table:table-cell table:number-columns-repeated="24" table:style-name="ce1" office:value-type="string" calcext:value-type="string">
            <text:p>ACP</text:p>
          </table:table-cell>
          <table:table-cell table:number-columns-repeated="2"/>
        </table:table-row>
        <table:table-row table:style-name="ro1" table:number-rows-repeated="104853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0:00:02.7300966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Pelayo</meta:initial-creator>
    <meta:creation-date>2013-09-24T15:32:57</meta:creation-date>
    <dc:date>2013-09-30T23:00:09.360300888</dc:date>
    <dc:creator>Francisco Pelayo</dc:creator>
    <meta:editing-duration>PT10H20M27S</meta:editing-duration>
    <meta:editing-cycles>41</meta:editing-cycles>
    <meta:generator>LibreOffice/4.1.1.2$Linux_X86_64 LibreOffice_project/410m0$Build-2</meta:generator>
    <meta:document-statistic meta:table-count="1" meta:cell-count="912" meta:object-count="0"/>
  </office:meta>
</office:document-meta>
</file>